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dvOT8910dd71" svg:font-family="AdvOT8910dd71" style:font-family-generic="system" style:font-pitch="variable"/>
    <style:font-face style:name="Batang" svg:font-family="Batang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lgun Gothic" svg:font-family="'Malgun Gothic'" style:font-family-generic="system" style:font-pitch="variable"/>
    <style:font-face style:name="OMBOSC+NimbusRomNo9L-Regu" svg:font-family="OMBOSC+NimbusRomNo9L-Regu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007cm" fo:margin-left="0cm" table:align="left" style:writing-mode="lr-tb"/>
    </style:style>
    <style:style style:name="Tableau1.A" style:family="table-column">
      <style:table-column-properties style:column-width="6.516cm"/>
    </style:style>
    <style:style style:name="Tableau1.B" style:family="table-column">
      <style:table-column-properties style:column-width="9.4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3.747cm" style:auto-text-indent="false"/>
    </style:style>
    <style:style style:name="P2" style:family="paragraph" style:parent-style-name="Standard">
      <style:paragraph-properties fo:text-align="end" style:justify-single-word="false"/>
      <style:text-properties fo:color="#808080" fo:font-size="14pt" style:font-size-asian="14pt" style:font-size-complex="14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text-properties officeooo:rsid="0010a032" officeooo:paragraph-rsid="0010a032"/>
    </style:style>
    <style:style style:name="P6" style:family="paragraph" style:parent-style-name="Heading_20_1">
      <style:text-properties officeooo:rsid="00124da5" officeooo:paragraph-rsid="00124da5"/>
    </style:style>
    <style:style style:name="P7" style:family="paragraph" style:parent-style-name="Heading_20_1">
      <style:paragraph-properties fo:break-before="page"/>
      <style:text-properties officeooo:rsid="0010a032" officeooo:paragraph-rsid="0010a032"/>
    </style:style>
    <style:style style:name="P8" style:family="paragraph" style:parent-style-name="Heading_20_3">
      <style:text-properties officeooo:rsid="001312d4" officeooo:paragraph-rsid="001312d4"/>
    </style:style>
    <style:style style:name="P9" style:family="paragraph" style:parent-style-name="Heading_20_2">
      <style:text-properties officeooo:rsid="0011d265" officeooo:paragraph-rsid="0011d265"/>
    </style:style>
    <style:style style:name="P10" style:family="paragraph" style:parent-style-name="Heading_20_2">
      <style:text-properties officeooo:rsid="00124da5" officeooo:paragraph-rsid="00124da5"/>
    </style:style>
    <style:style style:name="P11" style:family="paragraph" style:parent-style-name="No_20_Spacing">
      <style:paragraph-properties fo:text-align="end" style:justify-single-word="false"/>
      <style:text-properties fo:color="#4f81bd" fo:font-size="8.5pt" fo:language="fr" fo:country="FR" style:font-size-asian="8.5pt" style:font-size-complex="8.5pt"/>
    </style:style>
    <style:style style:name="P12" style:family="paragraph" style:parent-style-name="Title">
      <style:text-properties officeooo:rsid="0010a032" officeooo:paragraph-rsid="0010a032"/>
    </style:style>
    <style:style style:name="P1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style:font-name="Calibri" fo:font-size="14pt" officeooo:rsid="00155202" officeooo:paragraph-rsid="00155202" style:font-size-asian="14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4pt" officeooo:rsid="00155202" officeooo:paragraph-rsid="00155202" style:font-size-asian="14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4pt" officeooo:rsid="0015e2dd" officeooo:paragraph-rsid="0015e2dd" style:font-size-asian="14pt"/>
    </style:style>
    <style:style style:name="P19" style:family="paragraph" style:parent-style-name="Table_20_Contents">
      <style:text-properties style:font-name="Calibri" fo:font-size="14pt" officeooo:rsid="0015e2dd" officeooo:paragraph-rsid="0015e2dd" style:font-size-asian="14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4pt" fo:font-style="italic" officeooo:rsid="00155202" officeooo:paragraph-rsid="00155202" style:font-size-asian="14pt" style:font-style-asian="italic" style:font-style-complex="italic"/>
    </style:style>
    <style:style style:name="P21" style:family="paragraph" style:parent-style-name="Standard">
      <style:text-properties officeooo:paragraph-rsid="0010a032"/>
    </style:style>
    <style:style style:name="P22" style:family="paragraph" style:parent-style-name="Standard">
      <style:text-properties officeooo:rsid="0011d265" officeooo:paragraph-rsid="0011d265"/>
    </style:style>
    <style:style style:name="P23" style:family="paragraph" style:parent-style-name="Standard">
      <style:text-properties officeooo:rsid="00124da5" officeooo:paragraph-rsid="00124da5"/>
    </style:style>
    <style:style style:name="P24" style:family="paragraph" style:parent-style-name="Standard" style:list-style-name="L2">
      <style:text-properties officeooo:rsid="00124da5" officeooo:paragraph-rsid="00124da5"/>
    </style:style>
    <style:style style:name="P25" style:family="paragraph" style:parent-style-name="Standard">
      <style:text-properties officeooo:paragraph-rsid="00124da5"/>
    </style:style>
    <style:style style:name="P26" style:family="paragraph" style:parent-style-name="Standard" style:list-style-name="L1">
      <style:text-properties officeooo:paragraph-rsid="00124da5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24da5"/>
    </style:style>
    <style:style style:name="P28" style:family="paragraph" style:parent-style-name="Standard" style:list-style-name="L2">
      <style:text-properties officeooo:paragraph-rsid="00124da5"/>
    </style:style>
    <style:style style:name="P29" style:family="paragraph" style:parent-style-name="Standard">
      <style:text-properties officeooo:paragraph-rsid="001312d4"/>
    </style:style>
    <style:style style:name="P30" style:family="paragraph" style:parent-style-name="Standard">
      <style:text-properties officeooo:rsid="001312d4" officeooo:paragraph-rsid="001312d4"/>
    </style:style>
    <style:style style:name="P31" style:family="paragraph" style:parent-style-name="Standard">
      <style:text-properties officeooo:rsid="0014f9b1" officeooo:paragraph-rsid="0014f9b1"/>
    </style:style>
    <style:style style:name="P32" style:family="paragraph" style:parent-style-name="Standard">
      <style:text-properties officeooo:rsid="0014f9b1" officeooo:paragraph-rsid="00155202"/>
    </style:style>
    <style:style style:name="P33" style:family="paragraph" style:parent-style-name="Standard">
      <style:text-properties officeooo:rsid="00155202" officeooo:paragraph-rsid="00124da5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text-properties officeooo:rsid="0015e2dd" officeooo:paragraph-rsid="0015e2dd"/>
    </style:style>
    <style:style style:name="P36" style:family="paragraph" style:parent-style-name="Standard" style:master-page-name="First_20_Page">
      <style:paragraph-properties style:page-number="auto"/>
    </style:style>
    <style:style style:name="T1" style:family="text">
      <style:text-properties fo:color="#808080" fo:font-size="10pt" style:font-size-asian="10pt" style:font-size-complex="10pt"/>
    </style:style>
    <style:style style:name="T2" style:family="text">
      <style:text-properties fo:color="#548dd4" fo:font-weight="normal" style:font-weight-asian="normal" style:font-size-complex="16pt"/>
    </style:style>
    <style:style style:name="T3" style:family="text">
      <style:text-properties officeooo:rsid="0010a032"/>
    </style:style>
    <style:style style:name="T4" style:family="text">
      <style:text-properties officeooo:rsid="00124da5"/>
    </style:style>
    <style:style style:name="T5" style:family="text">
      <style:text-properties officeooo:rsid="001312d4"/>
    </style:style>
    <style:style style:name="T6" style:family="text">
      <style:text-properties officeooo:rsid="00155202"/>
    </style:style>
    <style:style style:name="T7" style:family="text">
      <style:text-properties officeooo:rsid="001591d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1" text:anchor-type="char" svg:x="-1.087cm" svg:y="-2.036cm" svg:width="8.251cm" svg:height="6.234cm" draw:z-index="0"><draw:text-box><text:p text:style-name="Frame_20_contents"/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P12"/>
      <text:p text:style-name="P12">README</text:p>
      <text:h text:style-name="Heading_20_1" text:outline-level="1"/>
      <text:p text:style-name="P4"><text:bookmark-start text:name="_Toc354674239"/><text:bookmark-start text:name="_Toc354674295"/><text:span text:style-name="Titre_20_1_20_Car">Table des matières</text:span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289_1680046819" text:style-name="Index_20_Link" text:visited-style-name="Index_20_Link">Contenu<text:tab/>3</text:a></text:p>
          <text:p text:style-name="P13"><text:a xlink:type="simple" xlink:href="#__RefHeading__291_1680046819" text:style-name="Index_20_Link" text:visited-style-name="Index_20_Link">Procédure d’installation<text:tab/>3</text:a></text:p>
          <text:p text:style-name="P14"><text:a xlink:type="simple" xlink:href="#__RefHeading__1808_1957394688" text:style-name="Index_20_Link" text:visited-style-name="Index_20_Link">Outils de compilation nécessaires.<text:tab/>3</text:a></text:p>
          <text:p text:style-name="P14"><text:a xlink:type="simple" xlink:href="#__RefHeading__1798_1957394688" text:style-name="Index_20_Link" text:visited-style-name="Index_20_Link">Bibliothèques nécessaires.<text:tab/>3</text:a></text:p>
          <text:p text:style-name="P14"><text:a xlink:type="simple" xlink:href="#__RefHeading__1810_1957394688" text:style-name="Index_20_Link" text:visited-style-name="Index_20_Link">Commandes à effectuer pour l'installation (systèmes UNIX)<text:tab/>3</text:a></text:p>
          <text:p text:style-name="P14"><text:a xlink:type="simple" xlink:href="#__RefHeading__1812_1957394688" text:style-name="Index_20_Link" text:visited-style-name="Index_20_Link">Commandes d’exécution<text:tab/>3</text:a></text:p>
          <text:p text:style-name="P15"><text:a xlink:type="simple" xlink:href="#__RefHeading__1845_1957394688" text:style-name="Index_20_Link" text:visited-style-name="Index_20_Link">Exécutable principal<text:tab/>3</text:a></text:p>
          <text:p text:style-name="P15"><text:a xlink:type="simple" xlink:href="#__RefHeading__1847_1957394688" text:style-name="Index_20_Link" text:visited-style-name="Index_20_Link">Exécutables de démonstration :<text:tab/>3</text:a></text:p>
          <text:p text:style-name="P14"><text:a xlink:type="simple" xlink:href="#__RefHeading__1814_1957394688" text:style-name="Index_20_Link" text:visited-style-name="Index_20_Link">Générer la documentation<text:tab/>4</text:a></text:p>
          <text:p text:style-name="P13"><text:a xlink:type="simple" xlink:href="#__RefHeading__1816_1957394688" text:style-name="Index_20_Link" text:visited-style-name="Index_20_Link">Bref manuel d’utilisation de l’interface<text:tab/>4</text:a></text:p>
        </text:index-body>
      </text:table-of-content>
      <text:p text:style-name="Standard"><text:a xlink:type="simple" xlink:href="#_Toc354733371"/></text:p>
      <text:h text:style-name="P7" text:outline-level="1"><text:bookmark-end text:name="_Toc354674239"/><text:bookmark-end text:name="_Toc354674295"/><text:bookmark-start text:name="_Toc354733371"/><text:bookmark-start text:name="__RefHeading__289_1680046819"/>C<text:bookmark-end text:name="_Toc354733371"/>ontenu<text:bookmark-end text:name="__RefHeading__289_1680046819"/></text:h>
      <text:p text:style-name="Standard"/>
      <text:p text:style-name="P21"><text:span text:style-name="T3">Ce projet contient une API permettant d'afficher des objets a la fois dans une vue grâce à la rastériation et par une méthode de raytracing.</text:span></text:p>
      <text:h text:style-name="P5" text:outline-level="1"><text:bookmark-start text:name="_Toc354674240"/><text:bookmark-start text:name="_Toc354674296"/><text:bookmark-start text:name="_Toc354733372"/><text:bookmark-start text:name="__RefHeading__291_1680046819"/>P<text:bookmark-end text:name="_Toc354674240"/><text:bookmark-end text:name="_Toc354674296"/><text:bookmark-end text:name="_Toc354733372"/>rocédure d’installation<text:bookmark-end text:name="__RefHeading__291_1680046819"/></text:h>
      <text:h text:style-name="P10" text:outline-level="2"><text:bookmark-start text:name="__RefHeading__1808_1957394688"/>Outils de compilation nécessaires.<text:bookmark-end text:name="__RefHeading__1808_1957394688"/></text:h>
      <text:h text:style-name="P10" text:outline-level="2"/>
      <text:p text:style-name="P25"><text:span text:style-name="T4">Vous devez pour pouvoir compiler avoir les outils suivants :</text:span></text:p>
      <text:list xml:id="list8997096927089572781" text:style-name="L2">
        <text:list-item>
          <text:p text:style-name="P28"><text:span text:style-name="T4">g++ pour compiler le code C++.</text:span></text:p>
        </text:list-item>
        <text:list-item>
          <text:p text:style-name="P24">make pour exécuter des makefile<text:span text:style-name="T5">s.</text:span></text:p>
        </text:list-item>
        <text:list-item>
          <text:p text:style-name="P24">Cmake pour générer les makefiles.</text:p>
        </text:list-item>
      </text:list>
      <text:p text:style-name="P23"><text:tab/></text:p>
      <text:h text:style-name="P9" text:outline-level="2"><text:bookmark-start text:name="__RefHeading__1798_1957394688"/>Bibliothèques nécessaires.<text:bookmark-end text:name="__RefHeading__1798_1957394688"/></text:h>
      <text:h text:style-name="P9" text:outline-level="2"/>
      <text:p text:style-name="P22">Pour que le programme fonctionne, vous devez disposer des bibliothèques/<text:span text:style-name="T4">drivers</text:span> suivants.</text:p>
      <text:list xml:id="list6506569610055033343" text:style-name="L1">
        <text:list-item>
          <text:p text:style-name="P26"><text:span text:style-name="T4">Opengl version &gt;3.0</text:span></text:p>
        </text:list-item>
        <text:list-item>
          <text:p text:style-name="P26"><text:span text:style-name="T4">SFML version 2.1 disponible ici </text:span><text:a xlink:type="simple" xlink:href="http://www.sfml-dev.org/download/sfml/2.1/"><text:span text:style-name="T4">http://www.sfml-dev.org/download/sfml/2.1/</text:span></text:a></text:p>
        </text:list-item>
        <text:list-item>
          <text:p text:style-name="P27"><text:span text:style-name="T4">glm version &gt; 0.9.4 disponible ici </text:span><text:a xlink:type="simple" xlink:href="http://sourceforge.net/projects/ogl-math/files/"><text:span text:style-name="T4">http://sourceforge.net/projects/ogl-math/files/</text:span></text:a></text:p>
        </text:list-item>
      </text:list>
      <text:h text:style-name="P10" text:outline-level="2"><text:bookmark-start text:name="__RefHeading__1810_1957394688"/>Commandes à effectuer pour l'installation (systèmes UNIX)<text:bookmark-end text:name="__RefHeading__1810_1957394688"/></text:h>
      <text:p text:style-name="Standard"/>
      <text:p text:style-name="Standard">A<text:span text:style-name="T4">près avoir installé les outils et les bibliothèques précédemment cités, allez dans le répertoire d’installation de votre choix et effectuez les commandes suivantes :</text:span></text:p>
      <text:p text:style-name="Standard"/>
      <text:p text:style-name="Standard"><text:span text:style-name="T4">$ </text:span>git clone <text:a xlink:type="simple" xlink:href="https://github.com/hugo-belloc/Raytracer.git">https://github.com/hugo-belloc/Raytracer.git</text:a></text:p>
      <text:p text:style-name="P25"><text:span text:style-name="T4">$ </text:span>cd Raytracer/</text:p>
      <text:p text:style-name="P25"><text:span text:style-name="T4">$ </text:span>cmake .</text:p>
      <text:p text:style-name="P23">$ make</text:p>
      <text:p text:style-name="P23"/>
      <text:h text:style-name="P10" text:outline-level="2"><text:bookmark-start text:name="__RefHeading__1812_1957394688"/>Commandes d’exécution<text:bookmark-end text:name="__RefHeading__1812_1957394688"/></text:h>
      <text:p text:style-name="P34"><text:bookmark-start text:name="__RefHeading__1843_1957394688"/>Vous devez obligatoirement vous placer dans le répertoire principal Raytracer pour effectuer les exécutions de programme.<text:bookmark-end text:name="__RefHeading__1843_1957394688"/></text:p>
      <text:h text:style-name="P8" text:outline-level="3"><text:bookmark-start text:name="__RefHeading__1845_1957394688"/>Exécutable principal<text:bookmark-end text:name="__RefHeading__1845_1957394688"/></text:h>
      <text:p text:style-name="Standard"/>
      <text:p text:style-name="P30">La commande <text:span text:style-name="T6">à</text:span> effectuer est :</text:p>
      <text:p text:style-name="P29">$ <text:span text:style-name="T5">build/raytracer</text:span></text:p>
      <text:h text:style-name="P8" text:outline-level="3"><text:bookmark-start text:name="__RefHeading__1847_1957394688"/>Exécutables de démonstration :<text:bookmark-end text:name="__RefHeading__1847_1957394688"/></text:h>
      <text:p text:style-name="Standard"/>
      <text:p text:style-name="P30">Exemple de commande <text:span text:style-name="T6">à</text:span> effectuer :</text:p>
      <text:p text:style-name="P29">$ <text:span text:style-name="T5">build/demos/demo_buddha</text:span></text:p>
      <text:p text:style-name="P31"><text:soft-page-break/></text:p>
      <text:p text:style-name="P32">Note : certains exécutables de démonstrations attendent un ou deux arguments en ligne de commande. Par exemple, <text:span text:style-name="T6">build/demos/demo_transparency nécessite le coefficient de transparence de l'objet ainsi que l'indice de réfraction du mileu.</text:span></text:p>
      <text:p text:style-name="P30"/>
      <text:h text:style-name="P10" text:outline-level="2"><text:bookmark-start text:name="__RefHeading__1814_1957394688"/>Générer la documentation<text:bookmark-end text:name="__RefHeading__1814_1957394688"/></text:h>
      <text:h text:style-name="P10" text:outline-level="2"/>
      <text:p text:style-name="P23">Vous devez pour cela disposer de la commande doxygen. Placez-vous dans le répertoire Raytracer et effectuez</text:p>
      <text:p text:style-name="P23"/>
      <text:p text:style-name="P23">$ doxygen doxyfile.</text:p>
      <text:p text:style-name="P23"/>
      <text:p text:style-name="P23">La documentation a normalement été générée dans le répertoire doc/ de Raytracer.</text:p>
      <text:p text:style-name="P33"/>
      <text:h text:style-name="P6" text:outline-level="1"><text:bookmark-start text:name="__RefHeading__1816_1957394688"/>Bref manuel <text:span text:style-name="T5">d’</text:span>utilisation <text:span text:style-name="T6">de l’interface</text:span><text:bookmark-end text:name="__RefHeading__1816_1957394688"/></text:h>
      <text:p text:style-name="Standard"/>
      <text:p text:style-name="P35">Les exécutables qui utilisent la rastériation disposent d'une interface minimaliste</text:p>
      <text:p text:style-name="P2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Raccourci</text:p>
          </table:table-cell>
          <table:table-cell table:style-name="Tableau1.B1" office:value-type="string">
            <text:p text:style-name="P20">Effet</text:p>
          </table:table-cell>
        </table:table-row>
        <table:table-row>
          <table:table-cell table:style-name="Tableau1.A2" office:value-type="string">
            <text:p text:style-name="P17">Flèches directionnelles</text:p>
          </table:table-cell>
          <table:table-cell table:style-name="Tableau1.B2" office:value-type="string">
            <text:p text:style-name="P16">Se déplacer vers la droite/la gauche/ l e haut/le bas dans l'espace local de la caméra.</text:p>
          </table:table-cell>
        </table:table-row>
        <table:table-row>
          <table:table-cell table:style-name="Tableau1.A2" office:value-type="string">
            <text:p text:style-name="P17">Z</text:p>
          </table:table-cell>
          <table:table-cell table:style-name="Tableau1.B2" office:value-type="string">
            <text:p text:style-name="P16">Zoom vers le centre de la scène.</text:p>
          </table:table-cell>
        </table:table-row>
        <table:table-row>
          <table:table-cell table:style-name="Tableau1.A2" office:value-type="string">
            <text:p text:style-name="P17">D</text:p>
          </table:table-cell>
          <table:table-cell table:style-name="Tableau1.B2" office:value-type="string">
            <text:p text:style-name="P16">De-zoom du centre de la scène</text:p>
          </table:table-cell>
        </table:table-row>
        <table:table-row>
          <table:table-cell table:style-name="Tableau1.A2" office:value-type="string">
            <text:p text:style-name="P17">A</text:p>
          </table:table-cell>
          <table:table-cell table:style-name="Tableau1.B2" office:value-type="string">
            <text:p text:style-name="P16">Lancer le rendu raytracing. L'image resultante est <text:span text:style-name="T7">affichée</text:span> sauvée sous le nom save.png. <text:span text:style-name="T7">On ne peut plus changer la vue en mode raytracing.</text:span></text:p>
          </table:table-cell>
        </table:table-row>
        <table:table-row>
          <table:table-cell table:style-name="Tableau1.A2" office:value-type="string">
            <text:p text:style-name="P17">B</text:p>
          </table:table-cell>
          <table:table-cell table:style-name="Tableau1.B2" office:value-type="string">
            <text:p text:style-name="P16">Activer/<text:span text:style-name="T7">Désactiver</text:span> <text:span text:style-name="T7">la profondeur de champs (DOF). Attention, cette option augment significativement le temps de rendu.</text:span></text:p>
          </table:table-cell>
        </table:table-row>
        <table:table-row>
          <table:table-cell table:style-name="Tableau1.A2" office:value-type="string">
            <text:p text:style-name="P18">+/-</text:p>
          </table:table-cell>
          <table:table-cell table:style-name="Tableau1.B2" office:value-type="string">
            <text:p text:style-name="P19">Ajouter/Enlever des échantillons pour le calcule de la profondeur de champs. (Ne sera visible que si le DOF est actif).</text:p>
          </table:table-cell>
        </table:table-row>
      </table:table>
      <text:h text:style-name="P9" text:outline-level="2"/>
      <text:h text:style-name="P9" text:outline-level="2"/>
      <text:p text:style-name="Standard"/>
      <text:h text:style-name="Heading_20_1" text:outline-level="1"><text:soft-page-break/><text:span text:style-name="Intense_20_Reference"><text:span text:style-name="T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dvOT8910dd71" svg:font-family="AdvOT8910dd71" style:font-family-generic="system" style:font-pitch="variable"/>
    <style:font-face style:name="Batang" svg:font-family="Batang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lgun Gothic" svg:font-family="'Malgun Gothic'" style:font-family-generic="system" style:font-pitch="variable"/>
    <style:font-face style:name="OMBOSC+NimbusRomNo9L-Regu" svg:font-family="OMBOSC+NimbusRomNo9L-Regu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-asian="Batang" style:font-family-asian="Batang" style:font-family-generic-asian="system" style:font-pitch-asian="variable" style:language-asian="ko" style:country-asian="KR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70c0" style:font-name="Calibri" fo:font-family="Calibri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1f497d" style:font-name="Calibri" fo:font-family="Calibri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style:font-name="Calibri" fo:font-family="Calibri" style:font-family-generic="roman" style:font-pitch="variable" fo:font-size="12pt" style:text-underline-style="solid" style:text-underline-width="auto" style:text-underline-color="font-color" style:font-size-asian="12pt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style:font-name="Calibri" fo:font-family="Calibri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6.244cm" fo:margin-right="0cm" fo:text-indent="0.007cm" style:auto-text-indent="false"/>
      <style:text-properties fo:color="#548dd4" fo:font-size="14pt" style:font-size-asian="14pt" style:font-size-complex="14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text-align="start" style:justify-single-word="false"/>
      <style:text-properties fo:color="#1f497d" style:font-name="Calibri" fo:font-family="Calibri" style:font-family-generic="roman" style:font-pitch="variable" fo:font-size="36pt" fo:letter-spacing="0.009cm" style:letter-kerning="true" style:font-size-asian="36pt" style:font-name-complex="DejaVu Sans" style:font-family-complex="'DejaVu Sans'" style:font-family-generic-complex="system" style:font-pitch-complex="variable" style:font-size-complex="26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language-complex="en" style:country-complex="US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/>
      <style:text-properties style:language-asian="en" style:country-asian="US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>
        <style:tab-stops>
          <style:tab-stop style:position="15.984cm" style:type="right"/>
        </style:tab-stops>
      </style:paragraph-properties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-left="0.388cm" fo:margin-right="0cm" fo:text-align="center" style:justify-single-word="false" fo:text-indent="0cm" style:auto-text-indent="false"/>
      <style:text-properties fo:font-size="10pt" fo:font-style="italic" fo:font-weight="bold" style:font-size-asian="10pt" style:font-style-asian="italic" style:font-weight-asian="bold" style:font-size-complex="10pt"/>
    </style:style>
    <style:style style:name="Contents_20_4" style:display-name="Contents 4" style:family="paragraph" style:parent-style-name="Standard" style:default-outline-level="" style:class="index">
      <style:paragraph-properties fo:margin-left="0.776cm" fo:margin-right="0cm" fo:text-indent="0cm" style:auto-text-indent="false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class="index">
      <style:paragraph-properties fo:margin-left="1.164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class="index">
      <style:paragraph-properties fo:margin-left="1.552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class="index">
      <style:paragraph-properties fo:margin-left="1.9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class="index">
      <style:paragraph-properties fo:margin-left="2.328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class="index">
      <style:paragraph-properties fo:margin-left="2.716cm" fo:margin-right="0cm" fo:text-indent="0cm" style:auto-text-indent="false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_30_9_20_Body_20_Indent" style:display-name="09 Body Indent" style:family="paragraph" style:parent-style-name="Standard" style:default-outline-level="">
      <style:paragraph-properties fo:margin-left="0cm" fo:margin-right="0cm" fo:line-height="0.388cm" fo:text-indent="0.33cm" style:auto-text-indent="false"/>
      <style:text-properties style:font-name="Century" fo:font-family="Century" style:font-family-generic="roman" style:font-pitch="variable" fo:font-size="10pt" fo:letter-spacing="-0.014cm" fo:language="en" fo:country="US" style:font-name-asian="Malgun Gothic" style:font-family-asian="'Malgun Gothic'" style:font-family-generic-asian="system" style:font-pitch-asian="variable" style:font-size-asian="10pt" style:language-asian="en" style:country-asian="US" style:font-size-complex="8pt"/>
    </style:style>
    <style:style style:name="_31_8_20_Figure_20_Caption" style:display-name="18 Figure Caption" style:family="paragraph" style:parent-style-name="Standard" style:default-outline-level="">
      <style:paragraph-properties fo:margin-top="0.212cm" fo:margin-bottom="0.212cm" style:contextual-spacing="false" fo:line-height="0.353cm" fo:text-align="center" style:justify-single-word="false"/>
      <style:text-properties style:font-name="Century" fo:font-family="Century" style:font-family-generic="roman" style:font-pitch="variable" fo:font-size="9pt" fo:letter-spacing="-0.014cm" fo:language="en" fo:country="US" style:font-name-asian="Times New Roman" style:font-family-asian="'Times New Roman'" style:font-family-generic-asian="system" style:font-pitch-asian="variable" style:font-size-asian="9pt" style:language-asian="en" style:country-asian="US" style:font-name-complex="AdvOT8910dd71" style:font-family-complex="AdvOT8910dd71" style:font-family-generic-complex="system" style:font-pitch-complex="variable" style:font-size-complex="7pt"/>
    </style:style>
    <style:style style:name="Figure" style:family="paragraph" style:parent-style-name="Contents_20_3" style:default-outline-level=""/>
    <style:style style:name="Légendes" style:family="paragraph" style:parent-style-name="Standard" style:default-outline-level="">
      <style:paragraph-properties fo:text-align="center" style:justify-single-word="false" fo:hyphenation-ladder-count="no-limit"/>
      <style:text-properties style:font-name="Times" fo:font-family="Times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ar" style:country-asian="SA" style:font-size-complex="10pt" fo:hyphenate="false" fo:hyphenation-push-char-count="2"/>
    </style:style>
    <style:style style:name="Références" style:family="paragraph" style:parent-style-name="Standard" style:default-outline-level="" style:list-style-name="WWNum3">
      <style:paragraph-properties fo:hyphenation-ladder-count="no-limit"/>
      <style:text-properties style:font-name="Times" fo:font-family="Times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language-asian="ar" style:country-asian="SA" style:font-size-complex="10pt" fo:hyphenate="false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Subtitle" style:family="paragraph" style:parent-style-name="Heading" style:class="chapter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f497d" style:font-name="Calibri" fo:font-family="Calibri" style:font-family-generic="roman" style:font-pitch="variable" fo:font-size="36pt" fo:letter-spacing="0.009cm" style:letter-kerning="true" style:font-size-asian="36pt" style:language-asian="ko" style:country-asian="KR" style:font-name-complex="DejaVu Sans" style:font-family-complex="'DejaVu Sans'" style:font-family-generic-complex="system" style:font-pitch-complex="variable" style:font-size-complex="26pt"/>
    </style:style>
    <style:style style:name="Strong_20_Emphasis" style:display-name="Strong Emphasis" style:family="text" style:parent-style-name="Default_20_Paragraph_20_Font">
      <style:text-properties fo:color="#0070c0" style:font-name="Calibri" fo:font-family="Calibri" style:font-family-generic="roman" style:font-pitch="variable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00000a" style:text-underline-style="solid" style:text-underline-width="auto" style:text-underline-color="font-color"/>
    </style:style>
    <style:style style:name="Titre_20_1_20_Car" style:display-name="Titre 1 Car" style:family="text" style:parent-style-name="Default_20_Paragraph_20_Font">
      <style:text-properties fo:color="#0070c0" style:font-name="Calibri" fo:font-family="Calibri" style:font-family-generic="roman" style:font-pitch="variable" fo:font-size="16pt" style:font-size-asian="16pt" style:language-asian="ko" style:country-asian="KR" style:font-name-complex="DejaVu Sans" style:font-family-complex="'DejaVu Sans'" style:font-family-generic-complex="system" style:font-pitch-complex="variable" style:font-size-complex="18pt" style:font-weight-complex="bold"/>
    </style:style>
    <style:style style:name="Titre_20_2_20_Car" style:display-name="Titre 2 Car" style:family="text" style:parent-style-name="Default_20_Paragraph_20_Font">
      <style:text-properties fo:color="#1f497d" style:font-name="Calibri" fo:font-family="Calibri" style:font-family-generic="roman" style:font-pitch="variable" fo:font-size="14pt" style:font-size-asian="14pt" style:language-asian="ko" style:country-asian="KR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2pt" style:text-underline-style="solid" style:text-underline-width="auto" style:text-underline-color="font-color" style:font-size-asian="12pt" style:language-asian="ko" style:country-asian="KR" style:font-name-complex="DejaVu Sans" style:font-family-complex="'DejaVu Sans'" style:font-family-generic-complex="system" style:font-pitch-complex="variable" style:font-size-complex="12pt" style:font-weight-complex="bold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style:font-name-asian="Batang" style:font-family-asian="Batang" style:font-family-generic-asian="system" style:font-pitch-asian="variable" style:language-asian="ko" style:country-asian="KR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style:font-name-asian="Batang" style:font-family-asian="Batang" style:font-family-generic-asian="system" style:font-pitch-asian="variable" style:language-asian="ko" style:country-asian="K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Batang" style:font-family-asian="Batang" style:font-family-generic-asian="system" style:font-pitch-asian="variable" style:font-size-asian="8pt" style:language-asian="ko" style:country-asian="KR" style:font-name-complex="Tahoma1" style:font-family-complex="Tahoma" style:font-family-generic-complex="system" style:font-pitch-complex="variable" style:font-size-complex="8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tyle="italic" style:language-asian="ko" style:country-asian="KR" style:font-style-asian="italic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te_20_de_20_bas_20_de_20_page_20_Car" style:display-name="Note de bas de page Car" style:family="text" style:parent-style-name="Default_20_Paragraph_20_Font">
      <style:text-properties style:font-name="Arial" fo:font-family="Arial" style:font-family-generic="roman" style:font-pitch="variable" fo:font-size="10pt" style:font-name-asian="Batang" style:font-family-asian="Batang" style:font-family-generic-asian="system" style:font-pitch-asian="variable" style:font-size-asian="10pt" style:language-asian="ko" style:country-asian="KR" style:font-name-complex="Times New Roman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548dd4" fo:font-size="14pt" style:font-name-asian="Batang" style:font-family-asian="Batang" style:font-family-generic-asian="system" style:font-pitch-asian="variable" style:font-size-asian="14pt" style:language-asian="ko" style:country-asian="KR" style:font-name-complex="Times New Roman" style:font-family-complex="'Times New Roman'" style:font-family-generic-complex="system" style:font-pitch-complex="variable" style:font-size-complex="14pt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language-asian="ko" style:country-asian="KR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language-asian="ko" style:country-asian="KR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_30_9_20_Body_20_Indent_20_Char" style:display-name="09 Body Indent Char" style:family="text">
      <style:text-properties style:font-name="Century" fo:font-family="Century" style:font-family-generic="roman" style:font-pitch="variable" fo:font-size="10pt" fo:letter-spacing="-0.014cm" fo:language="en" fo:country="US" style:font-name-asian="Malgun Gothic" style:font-family-asian="'Malgun Gothic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8pt"/>
    </style:style>
    <style:style style:name="TM_20_3_20_Car" style:display-name="TM 3 Car" style:family="text" style:parent-style-name="Default_20_Paragraph_20_Font">
      <style:text-properties fo:font-size="10pt" fo:font-style="italic" fo:font-weight="bold" style:font-name-asian="Batang" style:font-family-asian="Batang" style:font-family-generic-asian="system" style:font-pitch-asian="variable" style:font-size-asian="10pt" style:language-asian="ko" style:country-asian="KR" style:font-style-asian="italic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Figure_20_Car" style:display-name="Figure Car" style:family="text" style:parent-style-name="TM_20_3_20_Car"/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ListLabel_20_1" style:display-name="ListLabel 1" style:family="text">
      <style:text-properties style:font-name-asian="Batang" style:font-family-asian="Batang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1pt" style:font-size-asian="11pt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space" fo:text-indent="-0.166cm" fo:margin-left="0.801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2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3.747cm" style:auto-text-indent="false"/>
    </style:style>
    <style:style style:name="MP2" style:family="paragraph" style:parent-style-name="Standard">
      <style:paragraph-properties fo:text-align="end" style:justify-single-word="false"/>
      <style:text-properties fo:color="#808080" fo:font-size="14pt" style:font-size-asian="14pt" style:font-size-complex="14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No_20_Spacing">
      <style:paragraph-properties fo:text-align="end" style:justify-single-word="false"/>
      <style:text-properties fo:color="#4f81bd" fo:font-size="8.5pt" fo:language="fr" fo:country="FR" style:font-size-asian="8.5pt" style:font-size-complex="8.5pt"/>
    </style:style>
    <style:style style:name="MT1" style:family="text">
      <style:text-properties fo:color="#808080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0.40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09cm" fo:margin-left="0cm" fo:margin-right="0cm" fo:margin-top="1.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0.40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/text:p>
      </style:header>
      <style:footer>
        <text:p text:style-name="MP2"/>
        <text:p text:style-name="MP3"><text:page-number text:select-page="current">5</text:page-number> / <text:page-count>5</text:page-count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4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s-mach</meta:initial-creator>
    <dc:creator>belloc </dc:creator>
    <meta:editing-cycles>5</meta:editing-cycles>
    <meta:print-date>2013-05-24T12:27:00</meta:print-date>
    <meta:creation-date>2013-05-24T12:27:00</meta:creation-date>
    <dc:date>2014-04-13T10:22:52.293688945</dc:date>
    <meta:editing-duration>PT1H5M29S</meta:editing-duration>
    <meta:generator>LibreOffice/4.1.3.2$Linux_X86_64 LibreOffice_project/410m0$Build-2</meta:generator>
    <meta:document-statistic meta:table-count="1" meta:image-count="0" meta:object-count="0" meta:page-count="5" meta:paragraph-count="63" meta:word-count="403" meta:character-count="2754" meta:non-whitespace-character-count="2416"/>
    <meta:user-defined meta:name="AppVersion">12.0000</meta:user-defined>
    <meta:user-defined meta:name="Company">ENSICAEN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